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9.54mm"/>
    </style:style>
    <style:style style:name="co4" style:family="table-column">
      <style:table-column-properties fo:break-before="auto" style:column-width="11.24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14.9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 table:number-columns-spanned="5" table:number-rows-spanned="1">
            <text:p>Enter the formula shown as text in row 5 into cell E7, H7, K7 and N7 respectively and finish each with Ctrl+Shift+Enter to create a matrix formula.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4"/>
          <table:table-cell office:value-type="string" calcext:value-type="string">
            <text:p>=myData[[#Data]]</text:p>
          </table:table-cell>
          <table:table-cell table:number-columns-repeated="2"/>
          <table:table-cell office:value-type="string" calcext:value-type="string">
            <text:p>=myData[[#Headers]]</text:p>
          </table:table-cell>
          <table:table-cell table:number-columns-repeated="2"/>
          <table:table-cell office:value-type="string" calcext:value-type="string">
            <text:p>=myData[[#All]]</text:p>
          </table:table-cell>
          <table:table-cell table:number-columns-repeated="2"/>
          <table:table-cell office:value-type="string" calcext:value-type="string">
            <text:p>=myData[[#Totals]]</text:p>
          </table:table-cell>
        </table:table-row>
        <table:table-row table:style-name="ro3">
          <table:table-cell table:number-columns-repeated="14"/>
        </table:table-row>
        <table:table-row table:style-name="ro3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unt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Elisabeth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Frieda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Adele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Berta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 table:formula="of:=SUBTOTAL(109;[.C8:.C11])" office:value-type="float" office:value="22" calcext:value-type="float">
            <text:p>22</text:p>
          </table:table-cell>
          <table:table-cell table:number-columns-repeated="11"/>
        </table:table-row>
      </table:table>
      <table:named-expressions/>
      <table:database-ranges>
        <table:database-range table:name="myData" table:target-range-address="Sheet1.B7:Sheet1.C1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>
      <style:table-cell-properties style:diagonal-bl-tr="none" style:diagonal-tl-br="none"/>
      <style:text-properties fo:language="en" fo:country="U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 style:data-style-name="N2" text:time-value="14:30:39.5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ODev_daily_installed/25.2.0.0.alpha0$Windows_X86_64 LibreOffice_project/ddcc9515bc4313b580fad6474b603266ef2b9c15
  </meta:generator>
    <meta:creation-date>2024-07-18T05:39:48</meta:creation-date>
    <dc:creator>Regina Henschel</dc:creator>
    <dc:date>2024-07-18T14:31:13</dc:date>
    <meta:document-statistic meta:table-count="1" meta:object-count="0" meta:cell-count="17"/>
  </office:meta>
</office:document-meta>
</file>